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P2" style:family="paragraph" style:parent-style-name="Header">
      <style:text-properties fo:font-size="8pt" officeooo:paragraph-rsid="00020a79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gl" fo:country="ES" fo:font-weight="bold" officeooo:rsid="00007f1e" officeooo:paragraph-rsid="003d886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8cdee8" officeooo:paragraph-rsid="0089079c" style:font-size-asian="10pt" style:font-weight-asian="normal" style:font-size-complex="10pt" style:font-weight-complex="normal"/>
    </style:style>
    <style:style style:name="P5" style:family="paragraph" style:parent-style-name="Preformatted_20_Text" style:list-style-name="L1">
      <style:text-properties fo:color="#000000" loext:opacity="100%" style:font-name="Arial" fo:font-size="10pt" fo:language="gl" fo:country="ES" style:text-underline-style="none" fo:font-weight="normal" officeooo:rsid="008cdee8" officeooo:paragraph-rsid="0089079c" style:font-size-asian="10pt" style:font-weight-asian="normal" style:font-size-complex="10pt" style:font-weight-complex="normal"/>
    </style:style>
    <style:style style:name="P6" style:family="paragraph" style:parent-style-name="Preformatted_20_Text" style:list-style-name="L1">
      <style:paragraph-properties fo:text-align="start" style:justify-single-word="false" style:writing-mode="lr-tb"/>
      <style:text-properties style:font-name="Arial" fo:language="gl" fo:country="ES"/>
    </style:style>
    <style:style style:name="P7" style:family="paragraph" style:parent-style-name="Preformatted_20_Text" style:list-style-name="L1">
      <style:paragraph-properties fo:margin-top="0cm" fo:margin-bottom="0.499cm" style:contextual-spacing="false" fo:text-align="start" style:justify-single-word="false" style:writing-mode="lr-tb"/>
      <style:text-properties style:font-name="Arial" fo:language="gl" fo:country="ES" fo:font-weight="normal" fo:background-color="#ffff00" style:font-weight-asian="normal" style:font-weight-complex="normal"/>
    </style:style>
    <style:style style:name="P8" style:family="paragraph" style:parent-style-name="Standard" style:list-style-name="L1">
      <style:text-properties officeooo:paragraph-rsid="0089079c"/>
    </style:style>
    <style:style style:name="P9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8cdee8" officeooo:paragraph-rsid="0089079c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8cdee8" officeooo:paragraph-rsid="0091be59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8cdee8" officeooo:paragraph-rsid="0091e97e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91e97e" officeooo:paragraph-rsid="0091e97e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8cdee8" officeooo:paragraph-rsid="0089079c" fo:background-color="#ffff00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8cdee8" officeooo:paragraph-rsid="0091be59" fo:background-color="#ffff00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8cdee8" officeooo:paragraph-rsid="0089079c" fo:background-color="#ffff00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8cdee8" officeooo:paragraph-rsid="0089079c" fo:background-color="transparent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bold" officeooo:rsid="0091e97e" officeooo:paragraph-rsid="0091e97e" style:font-size-asian="10pt" style:font-weight-asian="bold" style:font-size-complex="10pt" style:font-weight-complex="bold"/>
    </style:style>
    <style:style style:name="P18" style:family="paragraph" style:parent-style-name="Standard" style:list-style-name="L1">
      <style:text-properties fo:color="#000000" loext:opacity="100%" style:font-name="Arial" fo:font-size="10pt" fo:language="gl" fo:country="ES" fo:font-style="italic" style:text-underline-style="none" fo:font-weight="normal" officeooo:rsid="008cdee8" officeooo:paragraph-rsid="0091be59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 style:list-style-name="L1">
      <style:text-properties fo:color="#000000" loext:opacity="100%" style:font-name="Arial" fo:font-size="10pt" fo:language="gl" fo:country="ES" fo:font-style="italic" style:text-underline-style="none" fo:font-weight="normal" officeooo:rsid="008cdee8" officeooo:paragraph-rsid="0089079c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 style:list-style-name="L1">
      <style:text-properties fo:color="#000000" loext:opacity="100%" style:font-name="Arial" fo:font-size="10pt" fo:language="gl" fo:country="ES" fo:font-style="normal" style:text-underline-style="none" fo:font-weight="normal" officeooo:rsid="009611dc" officeooo:paragraph-rsid="009611dc" fo:background-color="#ffff0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text-properties fo:color="#000000" loext:opacity="100%" style:font-name="Arial" fo:font-size="10pt" fo:language="gl" fo:country="ES" fo:font-style="normal" style:text-underline-style="none" fo:font-weight="normal" officeooo:rsid="009791da" officeooo:paragraph-rsid="009791da" fo:background-color="#ffff0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1">
      <style:text-properties fo:font-style="italic" officeooo:paragraph-rsid="0089079c" style:font-style-asian="italic" style:font-style-complex="italic"/>
    </style:style>
    <style:style style:name="T1" style:family="text">
      <style:text-properties fo:font-weight="bold" officeooo:rsid="00034f57" style:font-weight-asian="bold" style:font-weight-complex="bold"/>
    </style:style>
    <style:style style:name="T2" style:family="text">
      <style:text-properties fo:font-weight="bold" officeooo:rsid="0091be59" style:font-weight-asian="bold" style:font-weight-complex="bold"/>
    </style:style>
    <style:style style:name="T3" style:family="text">
      <style:text-properties officeooo:rsid="00034f57"/>
    </style:style>
    <style:style style:name="T4" style:family="text">
      <style:text-properties fo:color="#000000" loext:opacity="100%" style:font-name="Arial" fo:font-size="10pt" fo:language="gl" fo:country="ES" style:text-underline-style="none" fo:font-weight="normal" officeooo:rsid="008cdee8" style:font-size-asian="10pt" style:font-weight-asian="normal" style:font-size-complex="10pt" style:font-weight-complex="normal"/>
    </style:style>
    <style:style style:name="T5" style:family="text">
      <style:text-properties fo:color="#000000" loext:opacity="100%" style:font-name="Arial" fo:font-size="10pt" fo:language="gl" fo:country="ES" style:text-underline-style="none" fo:font-weight="normal" officeooo:rsid="0091e97e" style:font-size-asian="10pt" style:font-weight-asian="normal" style:font-size-complex="10pt" style:font-weight-complex="normal"/>
    </style:style>
    <style:style style:name="T6" style:family="text">
      <style:text-properties fo:color="#000000" loext:opacity="100%" style:font-name="Arial" fo:font-size="10pt" fo:language="gl" fo:country="ES" style:text-underline-style="none" fo:font-weight="normal" officeooo:rsid="009791da" fo:background-color="#ffff00" loext:char-shading-value="0" style:font-size-asian="10pt" style:font-weight-asian="normal" style:font-size-complex="10pt" style:font-weight-complex="normal"/>
    </style:style>
    <style:style style:name="T7" style:family="text">
      <style:text-properties fo:color="#000000" loext:opacity="100%" style:font-name="Arial" fo:font-size="10pt" fo:language="gl" fo:country="ES" style:text-underline-style="none" fo:font-weight="normal" officeooo:rsid="009a529d" fo:background-color="#ffff00" loext:char-shading-value="0" style:font-size-asian="10pt" style:font-weight-asian="normal" style:font-size-complex="10pt" style:font-weight-complex="normal"/>
    </style:style>
    <style:style style:name="T8" style:family="text">
      <style:text-properties fo:color="#000000" loext:opacity="100%" style:font-name="Arial" fo:font-size="10pt" fo:language="gl" fo:country="ES" fo:font-style="normal" style:text-underline-style="none" fo:font-weight="normal" officeooo:rsid="009791da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officeooo:rsid="0091be59"/>
    </style:style>
    <style:style style:name="T10" style:family="text">
      <style:text-properties style:font-name="Arial"/>
    </style:style>
    <style:style style:name="T11" style:family="text">
      <style:text-properties officeooo:rsid="0091e97e"/>
    </style:style>
    <style:style style:name="T12" style:family="text">
      <style:text-properties officeooo:rsid="009a529d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9a529d" fo:background-color="#ffff00" loext:char-shading-value="0"/>
    </style:style>
    <style:style style:name="T15" style:family="text">
      <style:text-properties officeooo:rsid="009a529d" fo:background-color="#ffff00" loext:char-shading-value="0"/>
    </style:style>
    <style:style style:name="T16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CICLO"/>
      </text:user-field-decls>
      <text:p text:style-name="P3"/>
      <text:list xml:id="list2016165156" text:style-name="L1">
        <text:list-item>
          <text:p text:style-name="P5"><text:bookmark text:name="tw-target-text"/>O<text:span text:style-name="T10">s sistemas de almacenamento de información que se utilizaron ata o día de hoxe evolucionaron en función das seguintes circunstancias:</text:span></text:p>
          <text:list>
            <text:list-item>
              <text:p text:style-name="P6">Ao desenvolvemento da tecnoloxía</text:p>
            </text:list-item>
            <text:list-item>
              <text:p text:style-name="P6">Á necesidade de xestionar cada vez máis información.</text:p>
            </text:list-item>
            <text:list-item>
              <text:p text:style-name="P6">Ao uso de redes de comunicación</text:p>
            </text:list-item>
            <text:list-item>
              <text:p text:style-name="P7">A todo o anterior</text:p>
            </text:list-item>
          </text:list>
        </text:list-item>
        <text:list-item>
          <text:p text:style-name="P9">Selecciona as opcións que consideres correctas:</text:p>
          <text:list>
            <text:list-item>
              <text:p text:style-name="P9">Nun ficheiro de datos pode haber un rexistro sen campos.</text:p>
            </text:list-item>
            <text:list-item>
              <text:p text:style-name="P15">É lóxico ter rexistros de CLIENTES e COCHES no mesmo ficheiro de datos.</text:p>
            </text:list-item>
            <text:list-item>
              <text:p text:style-name="P13">Un rexistro é un conxunto de campos relacionados loxicamente que describen unha persoa, lugar ou cousa.</text:p>
            </text:list-item>
            <text:list-item>
              <text:p text:style-name="P13">Na representación tabular, cada intersección dun rexistro e un campo almacena o valor do campo do rexistro en cuestión.</text:p>
            </text:list-item>
          </text:list>
        </text:list-item>
      </text:list>
      <text:p text:style-name="P4"/>
      <text:list xml:id="list111909961185796" text:continue-numbering="true" text:style-name="L1">
        <text:list-item>
          <text:p text:style-name="P10">I<text:span text:style-name="T9">ndica se a seguinte afirmación é correcta. Xustifica a resposta:</text:span></text:p>
          <text:p text:style-name="P18">É recomendable unha organización secuencial para os ficheiros estables. </text:p>
          <text:p text:style-name="P20">Si, ya que son ficheros que tienen pocas o ninguna variación y asi obtenemos un rapido acceso a los ficheros en cuestión, se aprobecha más el espacio y podemos usar cualquier tipo de registro.</text:p>
          <text:p text:style-name="P14"/>
        </text:list-item>
        <text:list-item>
          <text:p text:style-name="P10">I<text:span text:style-name="T9">ndica cales das seguintes afirmacións son certas:</text:span></text:p>
          <text:list>
            <text:list-item>
              <text:p text:style-name="P16">A organización secuencial é conveniente para ficheiros que se consultan con frecuencia por rexistros illados.</text:p>
            </text:list-item>
            <text:list-item>
              <text:p text:style-name="P13">Para eliminar fisicamente un rexistro, engádese unha marca de eliminación.</text:p>
            </text:list-item>
            <text:list-item>
              <text:p text:style-name="P13">Estes ficheiros son axeitados para almacenar datos que se usan en procesos nos que están implicados todos os rexistros.</text:p>
            </text:list-item>
            <text:list-item>
              <text:p text:style-name="P9">Nesta organización, só se poden engadir rexistros despois do último rexistro.</text:p>
            </text:list-item>
          </text:list>
          <text:p text:style-name="P9"/>
        </text:list-item>
        <text:list-item>
          <text:p text:style-name="P8"><text:span text:style-name="T4">Le atentamente o seguinte parágrafo e c</text:span><text:span text:style-name="T5">ompleta as</text:span><text:span text:style-name="T4"> palabras que faltan:</text:span></text:p>
          <text:p text:style-name="P22"><text:span text:style-name="T4">Na organización secuencial encadeada a orde </text:span><text:span text:style-name="T7">lógica</text:span><text:span text:style-name="T4"> (1) dos rexistros establécese engadindo campos adicionais chamados </text:span><text:span text:style-name="T8">punteros</text:span><text:span text:style-name="T4"> (2). O primeiro </text:span><text:span text:style-name="T5">deles </text:span><text:span text:style-name="T4">escríbese ao comezo do ficheiro e chámase </text:span><text:span text:style-name="T6">cabecera</text:span><text:span text:style-name="T4"> (3), e ao final escríbese unha marca de final de ficheiro. Estes campos adicionais modifícanse nas operacións de </text:span><text:span text:style-name="T6">insercción</text:span><text:span text:style-name="T4"> (4) ou </text:span><text:span text:style-name="T6">borrado</text:span><text:span text:style-name="T4"> (5) para manter esa secuencia. Aínda que a consulta dos rexistros é </text:span><text:span text:style-name="T6">secuencial</text:span><text:span text:style-name="T4"> (6) precisan s</text:span><text:span text:style-name="T5">istemas de almacenamento</text:span><text:span text:style-name="T4"> </text:span><text:span text:style-name="T7">direccionales o de acceso directo</text:span><text:span text:style-name="T4"> (7).</text:span></text:p>
          <text:p text:style-name="P11"/>
        </text:list-item>
        <text:list-item>
          <text:p text:style-name="P11">I<text:span text:style-name="T9">ndica se a seguinte afirmación é correcta. Xustifica a resposta:</text:span></text:p>
          <text:p text:style-name="P19">Nos ficheiros de acceso directo os rexistros están sempre en posicións contiguas no soporte de almacenamento.</text:p>
          <text:p text:style-name="P21">En este tipo de ficheros, los registros se puden almacenar en cualquier posición fisica del almacenamiento. Por lo tanto no serían posiciones contiguas.</text:p>
          <text:p text:style-name="P9"/>
        </text:list-item>
        <text:list-item>
          <text:p text:style-name="P9">Lea atentamente o seguinte parágrafo e complete as palabras que faltan:</text:p>
          <text:p text:style-name="P19">Na organización secuencial indexada cando se crea o ficheiro, os rexistros almacénanse na <text:span text:style-name="T15">área primaria</text:span>(1) ordenados e agrupados <text:span text:style-name="T11">en</text:span> <text:span text:style-name="T15">bloques</text:span> (2). Simultaneamente o sistema crea unha <text:span text:style-name="T15">tabla</text:span> (3) que contén en cada fila o <text:span text:style-name="T15">número</text:span> (4) <text:s/><text:span text:style-name="T11">de </text:span>inicio do segmento e <text:span text:style-name="T11">a</text:span> <text:span text:style-name="T15">posición</text:span> (5) máis alt<text:span text:style-name="T11">a</text:span> dos rexistros almacenados nel. Para inserir novos rexistros, <text:span text:style-name="T11">utilízase </text:span>unha área de <text:span text:style-name="T15">overflow</text:span> (6).</text:p>
          <text:p text:style-name="P17"/>
          <text:p text:style-name="P12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MP2" style:family="paragraph" style:parent-style-name="Header">
      <style:text-properties fo:font-size="8pt" officeooo:paragraph-rsid="00020a79" style:font-size-asian="8pt" style:font-size-complex="8pt"/>
    </style:style>
    <style:style style:name="MT1" style:family="text">
      <style:text-properties fo:font-weight="bold" officeooo:rsid="00034f57" style:font-weight-asian="bold" style:font-weight-complex="bold"/>
    </style:style>
    <style:style style:name="MT2" style:family="text">
      <style:text-properties fo:font-weight="bold" officeooo:rsid="0091be59" style:font-weight-asian="bold" style:font-weight-complex="bold"/>
    </style:style>
    <style:style style:name="MT3" style:family="text">
      <style:text-properties officeooo:rsid="00034f5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6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text:user-defined style:data-style-name="N0" text:name="MODULO"/><text:s text:c="2"/><text:user-defined style:data-style-name="N0" text:name="UD">UD1 SISTEMAS DE ALMACENAMENTO</text:user-defined><text:tab/> <text:s text:c="3"/><text:tab/><text:span text:style-name="MT1">BOLETÍN </text:span><text:span text:style-name="MT2">2</text:span></text:p>
      </style:header>
      <style:footer>
        <text:p text:style-name="MP2"><text:tab/><text:page-number text:select-page="current">1</text:page-number> <text:span text:style-name="MT3">de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meta:editing-cycles>88</meta:editing-cycles>
    <meta:editing-duration>P1DT21H48M55S</meta:editing-duration>
    <dc:date>2021-09-22T11:19:09.023000000</dc:date>
    <meta:document-statistic meta:table-count="0" meta:image-count="0" meta:object-count="0" meta:page-count="1" meta:paragraph-count="27" meta:word-count="454" meta:character-count="2848" meta:non-whitespace-character-count="2430"/>
    <meta:user-defined meta:name="MODULO"/>
    <meta:user-defined meta:name="UD">UD1 SISTEMAS DE ALMACENAMENTO</meta:user-defined>
  </office:meta>
</office:document-meta>
</file>